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7.71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11.54pt"/>
    </style:style>
    <style:style style:name="co6" style:family="table-column">
      <style:table-column-properties fo:break-before="auto" style:column-width="48.5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210.36pt"/>
    </style:style>
    <style:style style:name="co9" style:family="table-column">
      <style:table-column-properties fo:break-before="auto" style:column-width="233.29pt"/>
    </style:style>
    <style:style style:name="co10" style:family="table-column">
      <style:table-column-properties fo:break-before="auto" style:column-width="155.91pt"/>
    </style:style>
    <style:style style:name="co11" style:family="table-column">
      <style:table-column-properties fo:break-before="auto" style:column-width="14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2.3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37.3pt" fo:break-before="auto" style:use-optimal-row-height="false"/>
    </style:style>
    <style:style style:name="ro5" style:family="table-row">
      <style:table-row-properties style:row-height="12.81pt" fo:break-before="page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</style:style>
    <style:style style:name="ce20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21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25">
      <style:table-cell-properties fo:background-color="#ffff00" style:rotation-align="none"/>
    </style:style>
    <style:style style:name="ce29" style:family="table-cell" style:parent-style-name="Default" style:data-style-name="N125">
      <style:table-cell-properties fo:background-color="transparent" style:rotation-align="none"/>
    </style:style>
    <style:style style:name="ce30" style:family="table-cell" style:parent-style-name="Default" style:data-style-name="N125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2" style:family="table-cell" style:parent-style-name="Default" style:data-style-name="N125">
      <style:table-cell-properties fo:background-color="#ffff00" style:rotation-align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none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25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color="#bababa"/>
    </style:style>
    <style:style style:name="ce46" style:family="table-cell" style:parent-style-name="Default">
      <style:text-properties fo:color="#bababa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color="#bababa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bababa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rotation-align="none"/>
      <style:text-properties fo:font-size="18pt" style:font-size-asian="18pt" style:font-size-complex="18pt"/>
    </style:style>
    <style:style style:name="ce53" style:family="table-cell" style:parent-style-name="Default">
      <style:text-properties fo:font-size="18pt" style:font-size-asian="18pt" style:font-size-complex="18pt"/>
    </style:style>
    <style:style style:name="ce54" style:family="table-cell" style:parent-style-name="Default">
      <style:table-cell-properties style:rotation-align="none"/>
      <style:text-properties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udenmaße</text:p>
          </table:table-cell>
          <table:table-cell table:number-columns-repeated="3"/>
          <table:table-cell table:style-name="ce2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Einheit</text:p>
          </table:table-cell>
          <table:table-cell table:style-name="ce4" office:value-type="string" calcext:value-type="string">
            <text:p>Anzahl</text:p>
          </table:table-cell>
          <table:table-cell/>
          <table:table-cell table:style-name="ce2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102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38"/>
        <table:table-column table:style-name="co6" table:default-cell-style-name="ce44"/>
        <table:table-column table:style-name="co4" table:default-cell-style-name="Default"/>
        <table:table-column table:style-name="co4" table:default-cell-style-name="ce46"/>
        <table:table-column table:style-name="co4" table:default-cell-style-name="ce48"/>
        <table:table-column table:style-name="co4" table:number-columns-repeated="8" table:default-cell-style-name="ce46"/>
        <table:table-column table:style-name="co1" table:number-columns-repeated="2" table:default-cell-style-name="ce46"/>
        <table:table-column table:style-name="co1" table:number-columns-repeated="1001" table:default-cell-style-name="Default"/>
        <table:table-row table:style-name="ro2">
          <table:table-cell table:style-name="ce14"/>
          <table:table-cell table:style-name="ce19" office:value-type="string" calcext:value-type="string">
            <text:p>Yakitorianteil</text:p>
          </table:table-cell>
          <table:table-cell table:style-name="ce19" office:value-type="string" calcext:value-type="string">
            <text:p>Kushikatsuanteil</text:p>
          </table:table-cell>
          <table:table-cell table:number-columns-repeated="2" table:style-name="ce19" office:value-type="string" calcext:value-type="string">
            <text:p>Spießerwartung</text:p>
          </table:table-cell>
          <table:table-cell table:style-name="ce19"/>
          <table:table-cell table:style-name="ce19" office:value-type="string" calcext:value-type="string">
            <text:p>pro Spieß Yakitori</text:p>
          </table:table-cell>
          <table:table-cell table:style-name="ce19" office:value-type="string" calcext:value-type="string">
            <text:p>pro Spieß Kushikatsu</text:p>
          </table:table-cell>
          <table:table-cell table:style-name="ce34" office:value-type="string" calcext:value-type="string">
            <text:p>GesamtMenge</text:p>
          </table:table-cell>
          <table:table-cell table:style-name="ce39" office:value-type="string" calcext:value-type="string">
            <text:p>Einheit</text:p>
          </table:table-cell>
          <table:table-cell table:style-name="ce19"/>
          <table:table-cell table:style-name="ce45" office:value-type="string" calcext:value-type="string">
            <text:p>Basismenge</text:p>
          </table:table-cell>
          <table:table-cell table:style-name="ce45" office:value-type="string" calcext:value-type="string">
            <text:p>Einheit</text:p>
          </table:table-cell>
          <table:table-cell table:style-name="ce45" office:value-type="string" calcext:value-type="string">
            <text:p>Einheit/Spieß Yaki</text:p>
          </table:table-cell>
          <table:table-cell table:style-name="ce45" office:value-type="string" calcext:value-type="string">
            <text:p>Einheit/Spieß Kushi</text:p>
          </table:table-cell>
          <table:table-cell table:style-name="ce45" office:value-type="string" calcext:value-type="string">
            <text:p>Umrechnung Kommentar Yaki</text:p>
          </table:table-cell>
          <table:table-cell table:style-name="ce45" office:value-type="string" calcext:value-type="string">
            <text:p>Umrechnung Kommentar Kushi</text:p>
          </table:table-cell>
          <table:table-cell table:style-name="ce45"/>
          <table:table-cell table:style-name="ce45" office:value-type="string" calcext:value-type="string">
            <text:p>Einkauf Menge</text:p>
          </table:table-cell>
          <table:table-cell table:style-name="ce45" office:value-type="string" calcext:value-type="string">
            <text:p>Einkauf Einheit</text:p>
          </table:table-cell>
          <table:table-cell table:style-name="ce45" office:value-type="string" calcext:value-type="string">
            <text:p>Zu klären</text:p>
          </table:table-cell>
          <table:table-cell table:style-name="ce45" table:number-columns-repeated="2"/>
          <table:table-cell table:style-name="ce19" table:number-columns-repeated="1001"/>
        </table:table-row>
        <table:table-row table:style-name="ro1">
          <table:table-cell table:style-name="ce10"/>
          <table:table-cell table:style-name="ce20" table:formula="of:=SUM([.B3:.B20])" office:value-type="float" office:value="26" calcext:value-type="float">
            <text:p>26</text:p>
          </table:table-cell>
          <table:table-cell table:style-name="ce24" table:formula="of:=SUM([.C3:.C20])" office:value-type="float" office:value="24" calcext:value-type="float">
            <text:p>24</text:p>
          </table:table-cell>
          <table:table-cell table:style-name="ce25" office:value-type="float" office:value="5000" calcext:value-type="float">
            <text:p>5000</text:p>
          </table:table-cell>
          <table:table-cell table:style-name="ce27" office:value-type="float" office:value="3000" calcext:value-type="float">
            <text:p>3000</text:p>
          </table:table-cell>
          <table:table-cell table:style-name="ce27" table:number-columns-repeated="2"/>
          <table:table-cell table:style-name="ce33"/>
          <table:table-cell table:style-name="ce35"/>
          <table:table-cell table:style-name="ce40"/>
          <table:table-cell table:number-columns-repeated="1014"/>
        </table:table-row>
        <table:table-row table:style-name="ro1">
          <table:table-cell table:style-name="ce1" office:value-type="string" calcext:value-type="string">
            <text:p>Hähnche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" table:formula="of:=ROUNDDOWN([.B3]/[.B$2]*[.D$2])" office:value-type="float" office:value="769" calcext:value-type="float">
            <text:p>769</text:p>
          </table:table-cell>
          <table:table-cell table:style-name="ce1" table:formula="of:=ROUNDDOWN([.C3]/[.C$2]*[.E$2])" office:value-type="float" office:value="375" calcext:value-type="float">
            <text:p>375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6" table:formula="of:=[.H3]*[.E3]+[.G3]*[.D3]" office:value-type="float" office:value="37.809" calcext:value-type="float">
            <text:p>37.809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3]*[.N3]+[.E3]*[.O3]" office:value-type="float" office:value="37809" calcext:value-type="float">
            <text:p>37809</text:p>
          </table:table-cell>
          <table:table-cell table:formula="of:=[.M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chweinebauc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4]/[.B$2]*[.D$2])" office:value-type="float" office:value="384" calcext:value-type="float">
            <text:p>384</text:p>
          </table:table-cell>
          <table:table-cell table:style-name="ce1" table:formula="of:=ROUNDDOWN([.C4]/[.C$2]*[.E$2])" office:value-type="float" office:value="0" calcext:value-type="float">
            <text:p>0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6" table:formula="of:=[.H4]*[.E4]+[.G4]*[.D4]" office:value-type="float" office:value="13.824" calcext:value-type="float">
            <text:p>13.824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4]*[.N4]+[.E4]*[.O4]" office:value-type="float" office:value="13824" calcext:value-type="float">
            <text:p>13824</text:p>
          </table:table-cell>
          <table:table-cell table:formula="of:=[.M4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chweinebauch + Lauchzwiebe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5]/[.B$2]*[.D$2])" office:value-type="float" office:value="384" calcext:value-type="float">
            <text:p>384</text:p>
          </table:table-cell>
          <table:table-cell table:style-name="ce1" table:formula="of:=ROUNDDOWN([.C5]/[.C$2]*[.E$2])" office:value-type="float" office:value="0" calcext:value-type="float">
            <text:p>0</text:p>
          </table:table-cell>
          <table:table-cell table:style-name="ce1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2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XXXXX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&gt;&gt;&gt; davon Scheineb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384" calcext:value-type="float">
            <text:p>38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1"/>
          <table:table-cell table:style-name="ce28" office:value-type="float" office:value="0.03" calcext:value-type="float">
            <text:p>0.030</text:p>
          </table:table-cell>
          <table:table-cell table:style-name="ce28" office:value-type="float" office:value="0.02" calcext:value-type="float">
            <text:p>0.020</text:p>
          </table:table-cell>
          <table:table-cell table:style-name="ce36" table:formula="of:=[.H6]*[.E6]+[.G6]*[.D6]" office:value-type="float" office:value="11.52" calcext:value-type="float">
            <text:p>11.52</text:p>
          </table:table-cell>
          <table:table-cell table:style-name="ce42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&gt;&gt;&gt; davon Lauchzwieb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384" calcext:value-type="float">
            <text:p>38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1"/>
          <table:table-cell table:number-columns-repeated="2" table:style-name="ce28" office:value-type="float" office:value="0.4" calcext:value-type="float">
            <text:p>0.400</text:p>
          </table:table-cell>
          <table:table-cell table:style-name="ce36" table:formula="of:=[.H7]*[.E7]+[.G7]*[.D7]" office:value-type="float" office:value="153.6" calcext:value-type="float">
            <text:p>153.6</text:p>
          </table:table-cell>
          <table:table-cell table:style-name="ce42" office:value-type="string" calcext:value-type="string">
            <text:p>Stang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Schweinebauch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1" table:formula="of:=ROUNDDOWN([.B8]/[.B$2]*[.D$2])" office:value-type="float" office:value="0" calcext:value-type="float">
            <text:p>0</text:p>
          </table:table-cell>
          <table:table-cell table:style-name="ce1" table:formula="of:=ROUNDDOWN([.C8]/[.C$2]*[.E$2])" office:value-type="float" office:value="375" calcext:value-type="float">
            <text:p>375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36" calcext:value-type="float">
            <text:p>0.360</text:p>
          </table:table-cell>
          <table:table-cell table:style-name="ce36" table:formula="of:=[.H8]*[.E8]+[.G8]*[.D8]" office:value-type="float" office:value="135" calcext:value-type="float">
            <text:p>135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8]*[.N8]+[.E8]*[.O8]" office:value-type="float" office:value="14062.5" calcext:value-type="float">
            <text:p>14062.5</text:p>
          </table:table-cell>
          <table:table-cell table:formula="of:=[.M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atsu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" table:formula="of:=ROUNDDOWN([.B9]/[.B$2]*[.D$2])" office:value-type="float" office:value="192" calcext:value-type="float">
            <text:p>192</text:p>
          </table:table-cell>
          <table:table-cell table:style-name="ce1" table:formula="of:=ROUNDDOWN([.C9]/[.C$2]*[.E$2])" office:value-type="float" office:value="125" calcext:value-type="float">
            <text:p>125</text:p>
          </table:table-cell>
          <table:table-cell table:style-name="ce1"/>
          <table:table-cell table:style-name="ce28" office:value-type="float" office:value="0.044" calcext:value-type="float">
            <text:p>0.044</text:p>
          </table:table-cell>
          <table:table-cell table:style-name="ce30" office:value-type="float" office:value="0.044" calcext:value-type="float">
            <text:p>0.044</text:p>
          </table:table-cell>
          <table:table-cell table:style-name="ce36" table:formula="of:=[.H9]*[.E9]+[.G9]*[.D9]" office:value-type="float" office:value="13.948" calcext:value-type="float">
            <text:p>13.948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9]*[.N9]+[.E9]*[.O9]" office:value-type="float" office:value="13948" calcext:value-type="float">
            <text:p>13948</text:p>
          </table:table-cell>
          <table:table-cell table:formula="of:=[.M9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omato im Speckmant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10]/[.B$2]*[.D$2])" office:value-type="float" office:value="769" calcext:value-type="float">
            <text:p>769</text:p>
          </table:table-cell>
          <table:table-cell table:style-name="ce1" table:formula="of:=ROUNDDOWN([.C10]/[.C$2]*[.E$2])" office:value-type="float" office:value="0" calcext:value-type="float">
            <text:p>0</text:p>
          </table:table-cell>
          <table:table-cell table:style-name="ce1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3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&gt;&gt;&gt; davon Tomato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769" calcext:value-type="float">
            <text:p>769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1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36" table:formula="of:=[.H11]*[.E11]+[.G11]*[.D11]" office:value-type="float" office:value="3076" calcext:value-type="float">
            <text:p>3076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769" calcext:value-type="float">
            <text:p>769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1"/>
          <table:table-cell table:number-columns-repeated="2" table:style-name="ce28" office:value-type="float" office:value="1" calcext:value-type="float">
            <text:p>1.000</text:p>
          </table:table-cell>
          <table:table-cell table:style-name="ce36" table:formula="of:=[.H12]*[.E12]+[.G12]*[.D12]" office:value-type="float" office:value="769" calcext:value-type="float">
            <text:p>769</text:p>
          </table:table-cell>
          <table:table-cell table:style-name="ce43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" table:formula="of:=ROUNDDOWN([.B13]/[.B$2]*[.D$2])" office:value-type="float" office:value="0" calcext:value-type="float">
            <text:p>0</text:p>
          </table:table-cell>
          <table:table-cell table:style-name="ce1" table:formula="of:=ROUNDDOWN([.C13]/[.C$2]*[.E$2])" office:value-type="float" office:value="250" calcext:value-type="float">
            <text:p>250</text:p>
          </table:table-cell>
          <table:table-cell table:style-name="ce1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36" table:formula="of:=[.H13]*[.E13]+[.G13]*[.D13]" office:value-type="float" office:value="750" calcext:value-type="float">
            <text:p>750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3]*[.N13]+[.E13]*[.O13]" office:value-type="float" office:value="7500" calcext:value-type="float">
            <text:p>7500</text:p>
          </table:table-cell>
          <table:table-cell table:formula="of:=[.M1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auch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4]/[.B$2]*[.D$2])" office:value-type="float" office:value="384" calcext:value-type="float">
            <text:p>384</text:p>
          </table:table-cell>
          <table:table-cell table:style-name="ce1" table:formula="of:=ROUNDDOWN([.C14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1.2" calcext:value-type="float">
            <text:p>1.2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14]*[.E14]+[.G14]*[.D14]" office:value-type="float" office:value="710.8" calcext:value-type="float">
            <text:p>710.8</text:p>
          </table:table-cell>
          <table:table-cell table:style-name="ce41" office:value-type="string" calcext:value-type="string">
            <text:p>Stangen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table:style-name="ce47" office:value-type="float" office:value="0.25" calcext:value-type="float">
            <text:p>0.25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4]*[.N14]+[.E14]*[.O14]" office:value-type="float" office:value="136" calcext:value-type="float">
            <text:p>136</text:p>
          </table:table-cell>
          <table:table-cell table:formula="of:=[.M14]" office:value-type="string" office:string-value="Bund (~7 Stangen)" calcext:value-type="string">
            <text:p>Bund (~7 Stangen)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hiitak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" table:formula="of:=ROUNDDOWN([.B15]/[.B$2]*[.D$2])" office:value-type="float" office:value="576" calcext:value-type="float">
            <text:p>576</text:p>
          </table:table-cell>
          <table:table-cell table:style-name="ce1" table:formula="of:=ROUNDDOWN([.C15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15]*[.E15]+[.G15]*[.D15]" office:value-type="float" office:value="1114" calcext:value-type="float">
            <text:p>1114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5]*[.N15]+[.E15]*[.O15]" office:value-type="float" office:value="1978" calcext:value-type="float">
            <text:p>1978</text:p>
          </table:table-cell>
          <table:table-cell table:formula="of:=[.M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rat-Paprika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6]/[.B$2]*[.D$2])" office:value-type="float" office:value="384" calcext:value-type="float">
            <text:p>384</text:p>
          </table:table-cell>
          <table:table-cell table:style-name="ce1" table:formula="of:=ROUNDDOWN([.C16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4" calcext:value-type="float">
            <text:p>4.000</text:p>
          </table:table-cell>
          <table:table-cell table:style-name="ce30" office:value-type="float" office:value="2" calcext:value-type="float">
            <text:p>2.000</text:p>
          </table:table-cell>
          <table:table-cell table:style-name="ce36" table:formula="of:=[.H16]*[.E16]+[.G16]*[.D16]" office:value-type="float" office:value="2036" calcext:value-type="float">
            <text:p>2036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6]*[.N16]+[.E16]*[.O16]" office:value-type="float" office:value="2036" calcext:value-type="float">
            <text:p>2036</text:p>
          </table:table-cell>
          <table:table-cell table:formula="of:=[.M16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7]/[.B$2]*[.D$2])" office:value-type="float" office:value="384" calcext:value-type="float">
            <text:p>384</text:p>
          </table:table-cell>
          <table:table-cell table:style-name="ce1" table:formula="of:=ROUNDDOWN([.C17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0.5" calcext:value-type="float">
            <text:p>0.5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6" table:formula="of:=[.H17]*[.E17]+[.G17]*[.D17]" office:value-type="float" office:value="254.5" calcext:value-type="float">
            <text:p>254.5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0.25" calcext:value-type="float">
            <text:p>0.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7]*[.N17]+[.E17]*[.O17]" office:value-type="float" office:value="254.5" calcext:value-type="float">
            <text:p>254.5</text:p>
          </table:table-cell>
          <table:table-cell table:formula="of:=[.M17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ubergin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8]/[.B$2]*[.D$2])" office:value-type="float" office:value="384" calcext:value-type="float">
            <text:p>384</text:p>
          </table:table-cell>
          <table:table-cell table:style-name="ce1" table:formula="of:=ROUNDDOWN([.C18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0.2" calcext:value-type="float">
            <text:p>0.200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6" table:formula="of:=[.H18]*[.E18]+[.G18]*[.D18]" office:value-type="float" office:value="111.8" calcext:value-type="float">
            <text:p>111.8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2" calcext:value-type="float">
            <text:p>0.2</text:p>
          </table:table-cell>
          <table:table-cell table:style-name="ce47" office:value-type="float" office:value="0.14" calcext:value-type="float">
            <text:p>0.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8]*[.N18]+[.E18]*[.O18]" office:value-type="float" office:value="111.8" calcext:value-type="float">
            <text:p>111.8</text:p>
          </table:table-cell>
          <table:table-cell table:formula="of:=[.M18]" office:value-type="string" office:string-value="Stück (mittelgroß)" calcext:value-type="string">
            <text:p>Stück (mittelgroß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1" table:formula="of:=ROUNDDOWN([.B19]/[.B$2]*[.D$2])" office:value-type="float" office:value="0" calcext:value-type="float">
            <text:p>0</text:p>
          </table:table-cell>
          <table:table-cell table:style-name="ce1" table:formula="of:=ROUNDDOWN([.C19]/[.C$2]*[.E$2])" office:value-type="float" office:value="375" calcext:value-type="float">
            <text:p>375</text:p>
          </table:table-cell>
          <table:table-cell table:style-name="ce1"/>
          <table:table-cell table:style-name="ce28" office:value-type="float" office:value="0.16" calcext:value-type="float">
            <text:p>0.160</text:p>
          </table:table-cell>
          <table:table-cell table:style-name="ce30" office:value-type="float" office:value="0.16" calcext:value-type="float">
            <text:p>0.160</text:p>
          </table:table-cell>
          <table:table-cell table:style-name="ce36" table:formula="of:=[.H19]*[.E19]+[.G19]*[.D19]" office:value-type="float" office:value="60" calcext:value-type="float">
            <text:p>60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9]*[.N19]+[.E19]*[.O19]" office:value-type="float" office:value="60" calcext:value-type="float">
            <text:p>60</text:p>
          </table:table-cell>
          <table:table-cell table:formula="of:=[.M19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1" table:formula="of:=ROUNDDOWN([.B20]/[.B$2]*[.D$2])" office:value-type="float" office:value="384" calcext:value-type="float">
            <text:p>384</text:p>
          </table:table-cell>
          <table:table-cell table:style-name="ce1" table:formula="of:=ROUNDDOWN([.C20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20]*[.E20]+[.G20]*[.D20]" office:value-type="float" office:value="826" calcext:value-type="float">
            <text:p>826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20]*[.N20]+[.E20]*[.O20]" office:value-type="float" office:value="826" calcext:value-type="float">
            <text:p>826</text:p>
          </table:table-cell>
          <table:table-cell table:formula="of:=[.M20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0" office:value-type="string" calcext:value-type="string">
            <text:p>Extra für besondere Gäste</text:p>
          </table:table-cell>
          <table:table-cell table:number-columns-repeated="10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Gizzar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036" calcext:value-type="float">
            <text:p>0.036</text:p>
          </table:table-cell>
          <table:table-cell table:style-name="ce36" table:formula="of:=[.H23]*[.E23]+[.G23]*[.D23]" office:value-type="float" office:value="1.08" calcext:value-type="float">
            <text:p>1.08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vvvv</text:p>
          </table:table-cell>
          <table:table-cell/>
          <table:table-cell table:style-name="ce41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Enok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2" calcext:value-type="float">
            <text:p>0.200</text:p>
          </table:table-cell>
          <table:table-cell table:style-name="ce36" table:formula="of:=[.H25]*[.E25]+[.G25]*[.D25]" office:value-type="float" office:value="5" calcext:value-type="float">
            <text:p>5</text:p>
          </table:table-cell>
          <table:table-cell table:style-name="ce41" office:value-type="string" calcext:value-type="string">
            <text:p>Enokum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1" calcext:value-type="float">
            <text:p>1.000</text:p>
          </table:table-cell>
          <table:table-cell table:style-name="ce36" table:formula="of:=[.H26]*[.E26]+[.G26]*[.D26]" office:value-type="float" office:value="25" calcext:value-type="float">
            <text:p>25</text:p>
          </table:table-cell>
          <table:table-cell table:style-name="ce41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35" calcext:value-type="float">
            <text:p>0.350</text:p>
          </table:table-cell>
          <table:table-cell table:style-name="ce36" table:formula="of:=[.H27]*[.E27]+[.G27]*[.D27]" office:value-type="float" office:value="3.5" calcext:value-type="float">
            <text:p>3.5</text:p>
          </table:table-cell>
          <table:table-cell table:style-name="ce41" office:value-type="string" calcext:value-type="string">
            <text:p>Knoll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5" calcext:value-type="float">
            <text:p>0.500</text:p>
          </table:table-cell>
          <table:table-cell table:style-name="ce36" table:formula="of:=[.H28]*[.E28]+[.G28]*[.D28]" office:value-type="float" office:value="4" calcext:value-type="float">
            <text:p>4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36" table:formula="of:=[.H29]*[.E29]+[.G29]*[.D29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36" table:formula="of:=[.H30]*[.E30]+[.G30]*[.D30]" office:value-type="float" office:value="0.4" calcext:value-type="float">
            <text:p>0.4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36" table:formula="of:=[.H31]*[.E31]+[.G31]*[.D31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36" table:formula="of:=[.H32]*[.E32]+[.G32]*[.D32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41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6" table:formula="of:=[.H36]*[.E36]+[.G36]*[.D36]" office:value-type="float" office:value="88.8888888888889" calcext:value-type="float">
            <text:p>88.8888888888889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rwartung: 1 Stück / 15 Kunden</text:p>
          </table:table-cell>
          <table:table-cell office:value-type="string" calcext:value-type="string">
            <text:p>Erwartung: 1 Stück / 15 Kunden, Pro Kunde im durchschnitt 6 Spieß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36" table:formula="of:=[.H38]*[.E38]+[.G38]*[.D38]" office:value-type="float" office:value="5" calcext:value-type="float">
            <text:p>5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38]*20" office:value-type="float" office:value="5000" calcext:value-type="float">
            <text:p>5000</text:p>
          </table:table-cell>
          <table:table-cell table:formula="of:=[.M3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36" table:formula="of:=[.H39]*[.E39]+[.G39]*[.D39]" office:value-type="float" office:value="5" calcext:value-type="float">
            <text:p>5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4/150" office:value-type="float" office:value="0.0266666666666667" calcext:value-type="float">
            <text:p>0.027</text:p>
          </table:table-cell>
          <table:table-cell table:style-name="ce36" table:formula="of:=[.H40]*[.E40]+[.G40]*[.D40]" office:value-type="float" office:value="80" calcext:value-type="float">
            <text:p>80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0]*20" office:value-type="float" office:value="80" calcext:value-type="float">
            <text:p>80</text:p>
          </table:table-cell>
          <table:table-cell table:formula="of:=[.M40]" office:value-type="string" office:string-value="Stück" calcext:value-type="string">
            <text:p>Stüc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/(1000*150)" office:value-type="float" office:value="0.00000666666666666667" calcext:value-type="float">
            <text:p>0.000</text:p>
          </table:table-cell>
          <table:table-cell table:style-name="ce36" table:formula="of:=[.H41]*[.E41]+[.G41]*[.D41]" office:value-type="float" office:value="0.02" calcext:value-type="float">
            <text:p>0.02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1]*20" office:value-type="float" office:value="20" calcext:value-type="float">
            <text:p>20</text:p>
          </table:table-cell>
          <table:table-cell table:formula="of:=[.M41]" office:value-type="string" office:string-value="TL" calcext:value-type="string">
            <text:p>T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*0.015/150" office:value-type="float" office:value="0.0006" calcext:value-type="float">
            <text:p>0.001</text:p>
          </table:table-cell>
          <table:table-cell table:style-name="ce36" table:formula="of:=[.H42]*[.E42]+[.G42]*[.D42]" office:value-type="float" office:value="1.8" calcext:value-type="float">
            <text:p>1.8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2]*20" office:value-type="float" office:value="120" calcext:value-type="float">
            <text:p>120</text:p>
          </table:table-cell>
          <table:table-cell table:formula="of:=[.M42]" office:value-type="string" office:string-value="EL" calcext:value-type="string">
            <text:p>E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number-columns-repeated="2" table:style-name="ce32" office:value-type="float" office:value="0" calcext:value-type="float">
            <text:p>0.000</text:p>
          </table:table-cell>
          <table:table-cell table:style-name="ce36" table:formula="of:=[.H43]*[.E43]+[.G43]*[.D43]" office:value-type="float" office:value="0" calcext:value-type="float">
            <text:p>0</text:p>
          </table:table-cell>
          <table:table-cell table:style-name="ce41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3/(50*2)" office:value-type="float" office:value="0.03" calcext:value-type="float">
            <text:p>0.030</text:p>
          </table:table-cell>
          <table:table-cell table:style-name="ce36" table:formula="of:=[.H45]*[.E45]+[.G45]*[.D45]" office:value-type="float" office:value="90" calcext:value-type="float">
            <text:p>90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orcester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00/1000/150" office:value-type="float" office:value="0.000666666666666667" calcext:value-type="float">
            <text:p>0.001</text:p>
          </table:table-cell>
          <table:table-cell table:style-name="ce36" table:formula="of:=[.H47]*[.E47]+[.G47]*[.D47]" office:value-type="float" office:value="2" calcext:value-type="float">
            <text:p>2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00/1000/150" office:value-type="float" office:value="0.00133333333333333" calcext:value-type="float">
            <text:p>0.001</text:p>
          </table:table-cell>
          <table:table-cell table:style-name="ce36" table:formula="of:=[.H48]*[.E48]+[.G48]*[.D48]" office:value-type="float" office:value="4" calcext:value-type="float">
            <text:p>4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.25/1000/150" office:value-type="float" office:value="0.0000416666666666667" calcext:value-type="float">
            <text:p>0.000</text:p>
          </table:table-cell>
          <table:table-cell table:style-name="ce36" table:formula="of:=[.H49]*[.E49]+[.G49]*[.D49]" office:value-type="float" office:value="0.125" calcext:value-type="float">
            <text:p>0.12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2.5/1000/150" office:value-type="float" office:value="0.0000833333333333333" calcext:value-type="float">
            <text:p>0.000</text:p>
          </table:table-cell>
          <table:table-cell table:style-name="ce36" table:formula="of:=[.H50]*[.E50]+[.G50]*[.D50]" office:value-type="float" office:value="0.25" calcext:value-type="float">
            <text:p>0.2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50/1000/150" office:value-type="float" office:value="0.000333333333333333" calcext:value-type="float">
            <text:p>0.000</text:p>
          </table:table-cell>
          <table:table-cell table:style-name="ce36" table:formula="of:=[.H51]*[.E51]+[.G51]*[.D51]" office:value-type="float" office:value="1" calcext:value-type="float">
            <text:p>1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table:formula="of:=0.5/1000" office:value-type="float" office:value="0.0005" calcext:value-type="float">
            <text:p>0.001</text:p>
          </table:table-cell>
          <table:table-cell table:style-name="ce32" office:value-type="float" office:value="0" calcext:value-type="float">
            <text:p>0.000</text:p>
          </table:table-cell>
          <table:table-cell table:style-name="ce36" table:formula="of:=[.H53]*[.E53]+[.G53]*[.D53]" office:value-type="float" office:value="2.5" calcext:value-type="float">
            <text:p>2.5</text:p>
          </table:table-cell>
          <table:table-cell table:style-name="ce41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ükarte" table:style-name="ta2">
        <office:forms form:automatic-focus="false" form:apply-design-mode="false"/>
        <table:table-column table:style-name="co7" table:default-cell-style-name="ce50"/>
        <table:table-column table:style-name="co8" table:default-cell-style-name="ce52"/>
        <table:table-column table:style-name="co9" table:default-cell-style-name="ce54"/>
        <table:table-column table:style-name="co10" table:default-cell-style-name="ce53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 table:style-name="ce49" office:value-type="string" calcext:value-type="string" table:number-columns-spanned="4" table:number-rows-spanned="1">
            <text:p>Menükarte Yakitori (gegrillt)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Yakitori</text:p>
          </table:table-cell>
          <table:table-cell table:style-name="ce56" office:value-type="string" calcext:value-type="string">
            <text:p>焼き鳥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chweinebauch</text:p>
          </table:table-cell>
          <table:table-cell office:value-type="string" calcext:value-type="string">
            <text:p>Butabara</text:p>
          </table:table-cell>
          <table:table-cell office:value-type="string" calcext:value-type="string">
            <text:p>ブタバラ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3"/>- mit Lauchzwiebel</text:p>
          </table:table-cell>
          <table:table-cell office:value-type="string" calcext:value-type="string">
            <text:p>Negito Butabara</text:p>
          </table:table-cell>
          <table:table-cell office:value-type="string" calcext:value-type="string">
            <text:p>ネギとブタバラ</text:p>
          </table:table-cell>
          <table:table-cell table:number-columns-repeated="3"/>
        </table:table-row>
        <table:table-row table:style-name="ro4">
          <table:table-cell table:style-name="ce51"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2"/>
          <table:table-cell table:style-name="ce57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Tomate</text:p>
          </table:table-cell>
          <table:table-cell table:style-name="ce55"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3"/>- im Speckmantel</text:p>
          </table:table-cell>
          <table:table-cell table:style-name="ce55" office:value-type="string" calcext:value-type="string">
            <text:p>Tomatobekon</text:p>
          </table:table-cell>
          <table:table-cell office:value-type="string" calcext:value-type="string">
            <text:p>トマトベコン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Lauchzwiebel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Lotuswurzel</text:p>
          </table:table-cell>
          <table:table-cell table:style-name="ce55"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Radieserl</text:p>
          </table:table-cell>
          <table:table-cell table:style-name="ce55"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5 Stück gemischt</text:p>
          </table:table-cell>
          <table:table-cell table:style-name="ce55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5 Stück gemischt (Veg)</text:p>
          </table:table-cell>
          <table:table-cell table:style-name="ce55" office:value-type="string" calcext:value-type="string">
            <text:p>Moriawase Yasai</text:p>
          </table:table-cell>
          <table:table-cell office:value-type="string" calcext:value-type="string">
            <text:p><text:span text:style-name="T1">盛り合わせ</text:span>野菜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5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49" office:value-type="string" calcext:value-type="string" table:number-columns-spanned="4" table:number-rows-spanned="1">
            <text:p>Menükarte Kushikatsu (frittiert)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Katsutori</text:p>
          </table:table-cell>
          <table:table-cell table:style-name="ce56" office:value-type="string" calcext:value-type="string">
            <text:p>カツ鳥 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chweinefleisch</text:p>
          </table:table-cell>
          <table:table-cell office:value-type="string" calcext:value-type="string">
            <text:p>Butaniku</text:p>
          </table:table-cell>
          <table:table-cell office:value-type="string" calcext:value-type="string">
            <text:p>豚肉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3"/>
        </table:table-row>
        <table:table-row table:style-name="ro4">
          <table:table-cell table:style-name="ce51" office:value-type="string" calcext:value-type="string">
            <text:p>V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2"/>
          <table:table-cell table:style-name="ce57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Lauchzwiebel</text:p>
          </table:table-cell>
          <table:table-cell table:style-name="ce55"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Shiitake</text:p>
          </table:table-cell>
          <table:table-cell table:style-name="ce55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Lotuswurzel</text:p>
          </table:table-cell>
          <table:table-cell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Radieserl</text:p>
          </table:table-cell>
          <table:table-cell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5 Stück gemischt</text:p>
          </table:table-cell>
          <table:table-cell table:style-name="ce55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5 Stück gemischt (Veg)</text:p>
          </table:table-cell>
          <table:table-cell table:style-name="ce55" office:value-type="string" calcext:value-type="string">
            <text:p>Moriawase Yasai</text:p>
          </table:table-cell>
          <table:table-cell office:value-type="string" calcext:value-type="string">
            <text:p><text:span text:style-name="T1">盛り合わせ</text:span>野菜</text:p>
          </table:table-cell>
          <table:table-cell table:number-columns-repeated="3"/>
        </table:table-row>
        <table:table-row table:style-name="ro4">
          <table:table-cell/>
          <table:table-cell table:style-name="ce53"/>
          <table:table-cell table:style-name="ce55"/>
          <table:table-cell table:number-columns-repeated="4"/>
        </table:table-row>
        <table:table-row table:style-name="ro4">
          <table:table-cell/>
          <table:table-cell table:style-name="ce53"/>
          <table:table-cell table:style-name="ce5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scale-to="7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15:35:32.458092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6-27T17:20:32.425858947</dc:date>
    <meta:editing-cycles>88</meta:editing-cycles>
    <meta:editing-duration>PT4H5M29S</meta:editing-duration>
    <meta:generator>LibreOffice/6.2.4.2.0$Linux_X86_64 LibreOffice_project/20$Build-2</meta:generator>
    <dc:creator>Christoph Krichenbauer</dc:creator>
    <meta:document-statistic meta:table-count="3" meta:cell-count="930" meta:object-count="0"/>
  </office:meta>
</office:document-meta>
</file>